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9-1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2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0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1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0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0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2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0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1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2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0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1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1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4-0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0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1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04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0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7-11-2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6-09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4-07-0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3-06-0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2-08-3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1-08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1-04-0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1-01-1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10-08-1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09-08-2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08-08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07-08-0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06-08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05-08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200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643089214501</text:p>
          </table:table-cell>
          <table:table-cell office:value-type="string" calcext:value-type="string">
            <text:p>WS-19/10E/18-0999</text:p>
          </table:table-cell>
          <table:table-cell office:value-type="string" calcext:value-type="string">
            <text:p>199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50" meta:object-count="0"/>
    <meta:user-defined meta:name="AppVersion">3.0</meta:user-defined>
  </office:meta>
</office:document-meta>
</file>